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7b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L. B. McClees &amp; Co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D. Sulzberger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November 7, 1892</text:p>
      <text:p text:style-name="P6">Month<text:tab/><text:tab/><text:tab/><text:tab/><text:tab/><text:tab/>November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L. B. MCCLEES.<text:tab/><text:tab/><text:tab/><text:tab/><text:tab/><text:tab/><text:tab/><text:tab/><text:tab/>H. W. FORBUSH./</text:p>
      <text:p text:style-name="P2">Office of L. B. M<text:span text:style-name="T2">C</text:span><text:span text:style-name="T4">CLEES &amp; CO.,/</text:span></text:p>
      <text:p text:style-name="P2"><text:span text:style-name="T4">School Furnishers/</text:span></text:p>
      <text:p text:style-name="P3"><text:span text:style-name="T4">Slate Black Boards,<text:tab/><text:tab/><text:tab/><text:tab/><text:tab/><text:tab/><text:tab/>School and Church Furniture./</text:span></text:p>
      <text:p text:style-name="P3"><text:span text:style-name="T4">Globes, Maps, Charts,<text:tab/><text:tab/><text:tab/><text:tab/><text:tab/><text:tab/>Opera Chairs. <text:s/>Hall Seatings./</text:span></text:p>
      <text:p text:style-name="P3"><text:span text:style-name="T4">Office Desks./</text:span></text:p>
      <text:p text:style-name="P2"><text:span text:style-name="T4">1026 ARCH STREET./</text:span></text:p>
      <text:p text:style-name="P4"><text:span text:style-name="T4">Philadelphia, Pa., Nov 7th 1892/</text:span></text:p>
      <text:p text:style-name="P3"><text:span text:style-name="T4">D. Sultzburger/</text:span></text:p>
      <text:p text:style-name="P3"><text:span text:style-name="T4"><text:tab/>#336 N. 3</text:span><text:span text:style-name="T2">d</text:span><text:span text:style-name="T4"> St/</text:span></text:p>
      <text:p text:style-name="P3"><text:span text:style-name="T4">Dear Sir/</text:span></text:p>
      <text:p text:style-name="P3"><text:span text:style-name="T4"><text:tab/>We find on examination/ that we have </text:span><text:span text:style-name="T5">not</text:span><text:span text:style-name="T6"> the 12 additional/ 2</text:span><text:span text:style-name="T3">d</text:span><text:span text:style-name="T6"> Hand Desks that our Mr M</text:span><text:span text:style-name="T3">c</text:span><text:span text:style-name="T6">Clees/ thought we </text:span><text:span text:style-name="T5">might</text:span><text:span text:style-name="T6"> be able to/ furnish with the </text:span><text:span text:style-name="T5">eight primaries</text:span><text:span text:style-name="T6">/ at 1</text:span><text:span text:style-name="T5">25</text:span><text:span text:style-name="T6"> but we have about/ a dozen </text:span><text:span text:style-name="T5">new</text:span><text:span text:style-name="T6"> #2 Desks, worth/ $3</text:span><text:span text:style-name="T5">75</text:span><text:span text:style-name="T6"> that we will see you/ at $2</text:span><text:span text:style-name="T5">50</text:span><text:span text:style-name="T6">! if you can use them/ very truly/ L B </text:span><text:soft-page-break/><text:span text:style-name="T6">M</text:span><text:span text:style-name="T3">c</text:span><text:span text:style-name="T6">Clees &amp; Co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2:35:41.43</meta:creation-date>
    <meta:document-statistic meta:table-count="0" meta:image-count="0" meta:object-count="0" meta:page-count="3" meta:paragraph-count="72" meta:word-count="274" meta:character-count="1875"/>
    <dc:date>2011-12-07T12:41:20.23</dc:date>
    <dc:creator>Penn Libraries</dc:creator>
    <meta:editing-duration>PT00H05M38S</meta:editing-duration>
    <meta:editing-cycles>1</meta:editing-cycles>
    <meta:generator>OpenOffice.org/3.2$Win32 OpenOffice.org_project/320m12$Build-9483</meta:generator>
  </office:meta>
</office:document-meta>
</file>